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076cm" draw:marker-end-width="0.076cm" draw:stroke-linejoin="miter" draw:fill="none" draw:fill-color="#bbe0e3" draw:textarea-horizontal-align="left" draw:textarea-vertical-align="middle" draw:auto-grow-height="false" fo:padding-top="0.103cm" fo:padding-bottom="0.103cm" fo:padding-left="0.223cm" fo:padding-right="0.223cm" fo:wrap-option="wrap" draw:shadow="hidden"/>
    </style:style>
    <style:style style:name="gr2" style:family="graphic" style:parent-style-name="standard">
      <style:graphic-properties draw:stroke="solid" svg:stroke-width="0.051cm" svg:stroke-color="#ffffff" draw:marker-start-width="0.076cm" draw:marker-end-width="0.076cm" draw:stroke-linejoin="miter" draw:fill="solid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3" style:family="graphic" style:parent-style-name="standard">
      <style:graphic-properties draw:stroke="solid" svg:stroke-width="0.051cm" svg:stroke-color="#000000" draw:marker-start-width="0.076cm" draw:marker-end-width="0.076cm" draw:stroke-linejoin="miter" draw:fill="none" draw:fill-color="#ffffff" draw:textarea-horizontal-align="left" draw:textarea-vertical-align="middle" draw:auto-grow-height="false" fo:padding-top="0.103cm" fo:padding-bottom="0.103cm" fo:padding-left="0.223cm" fo:padding-right="0.223cm" fo:wrap-option="wrap" draw:shadow="hidden"/>
    </style:style>
    <style:style style:name="gr4" style:family="graphic" style:parent-style-name="standard">
      <style:graphic-properties draw:stroke="solid" svg:stroke-width="0.051cm" svg:stroke-color="#000000" draw:marker-start-width="0.076cm" draw:marker-end-width="0.076cm" draw:stroke-linejoin="round" draw:fill="none" draw:fill-color="#bbe0e3" draw:textarea-horizontal-align="left" draw:textarea-vertical-align="middle" draw:auto-grow-height="false" fo:padding-top="0.103cm" fo:padding-bottom="0.103cm" fo:padding-left="0.223cm" fo:padding-right="0.223cm" fo:wrap-option="wrap" draw:shadow="hidden"/>
    </style:style>
    <style:style style:name="gr5" style:family="graphic" style:parent-style-name="standard">
      <style:graphic-properties draw:stroke="solid" svg:stroke-width="0.051cm" svg:stroke-color="#000000" draw:marker-start-width="0.076cm" draw:marker-end-width="0.076cm" draw:stroke-linejoin="miter" draw:fill="none" draw:fill-color="#ffffff" draw:textarea-horizontal-align="left" draw:textarea-vertical-align="middle" draw:auto-grow-height="false" fo:padding-top="0.116cm" fo:padding-bottom="0.116cm" fo:padding-left="0.236cm" fo:padding-right="0.236cm" fo:wrap-option="wrap" draw:shadow="hidden"/>
    </style:style>
    <style:style style:name="gr6" style:family="graphic" style:parent-style-name="standard">
      <style:graphic-properties draw:stroke="solid" svg:stroke-width="0.051cm" svg:stroke-color="#000000" draw:marker-start-width="0.076cm" draw:marker-end-width="0.076cm" draw:stroke-linejoin="miter" draw:fill="solid" draw:fill-color="#808080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7" style:family="graphic" style:parent-style-name="standard">
      <style:graphic-properties draw:stroke="solid" svg:stroke-width="0.051cm" svg:stroke-color="#000000" draw:marker-start="Arrow_20_concave" draw:marker-start-width="0.254cm" draw:marker-start-center="false" draw:marker-end-width="0.076cm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8" style:family="graphic" style:parent-style-name="standard">
      <style:graphic-properties draw:stroke="none" svg:stroke-width="0.051cm" draw:marker-start-width="0.076cm" draw:marker-end-width="0.076cm" draw:fill="none" draw:fill-color="#bbe0e3" draw:textarea-horizontal-align="justify" draw:textarea-vertical-align="top" draw:auto-grow-height="true" fo:min-height="0.508cm" fo:min-width="2.83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51cm" svg:stroke-color="#000000" draw:marker-start-width="0.076cm" draw:marker-end-width="0.076cm" draw:stroke-linejoin="round" draw:fill="none" draw:fill-color="#bbe0e3" draw:textarea-horizontal-align="left" draw:textarea-vertical-align="middle" draw:auto-grow-height="false" fo:padding-top="0.129cm" fo:padding-bottom="0.129cm" fo:padding-left="0.249cm" fo:padding-right="0.249cm" fo:wrap-option="wrap" draw:shadow="hidden"/>
    </style:style>
    <style:style style:name="gr10" style:family="graphic" style:parent-style-name="standard">
      <style:graphic-properties draw:stroke="none" svg:stroke-width="0.051cm" draw:marker-start-width="0.076cm" draw:marker-end-width="0.076cm" draw:fill="none" draw:fill-color="#bbe0e3" draw:textarea-horizontal-align="justify" draw:textarea-vertical-align="top" draw:auto-grow-height="true" fo:min-height="0.508cm" fo:min-width="1.81cm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051cm" svg:stroke-color="#000000" draw:marker-start="" draw:marker-start-width="0.127cm" draw:marker-end="Arrow_20_concave" draw:marker-end-width="0.254cm" draw:marker-end-center="false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5.87cm" svg:height="1.42cm" svg:x="1.71cm" svg:y="7.3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6.452cm" svg:height="1.95cm" svg:x="1.379cm" svg:y="7.0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2.112cm" svg:height="0.869cm" svg:x="1.71cm" svg:y="6.86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67cm" svg:y1="7.61cm" svg:x2="1.67cm" svg:y2="4.338cm">
          <text:p/>
        </draw:line>
        <draw:line draw:style-name="gr3" draw:text-style-name="P2" draw:layer="layout" svg:x1="1.97cm" svg:y1="7.734cm" svg:x2="1.97cm" svg:y2="4.275cm">
          <text:p/>
        </draw:line>
        <draw:custom-shape draw:style-name="gr4" draw:text-style-name="P1" draw:layer="layout" svg:width="0.181cm" svg:height="0.172cm" svg:x="3.668cm" svg:y="7.125cm">
          <text:p/>
          <draw:enhanced-geometry svg:viewBox="0 0 41 39" draw:type="non-primitive" draw:enhanced-path="M 34 0  C 17 10 0 20 1 26  C 2 32 35 35 41 39  N"/>
        </draw:custom-shape>
        <draw:custom-shape draw:style-name="gr5" draw:text-style-name="P1" draw:layer="layout" svg:width="0.432cm" svg:height="0.348cm" svg:x="1.596cm" svg:y="3.9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.684cm" svg:y1="3.989cm" svg:x2="1.683cm" svg:y2="0.506cm">
          <text:p/>
        </draw:line>
        <draw:line draw:style-name="gr3" draw:text-style-name="P2" draw:layer="layout" svg:x1="1.953cm" svg:y1="4.068cm" svg:x2="1.977cm" svg:y2="0.49cm">
          <text:p/>
        </draw:line>
        <draw:custom-shape draw:style-name="gr6" draw:text-style-name="P1" draw:layer="layout" svg:width="0.551cm" svg:height="0.811cm" svg:x="1.538cm" svg:y="2.99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221cm" svg:y1="4.029cm" svg:x2="6.221cm" svg:y2="0.643cm">
          <text:p/>
        </draw:line>
        <draw:line draw:style-name="gr3" draw:text-style-name="P2" draw:layer="layout" svg:x1="6.49cm" svg:y1="4.108cm" svg:x2="6.521cm" svg:y2="0.633cm">
          <text:p/>
        </draw:line>
        <draw:custom-shape draw:style-name="gr6" draw:text-style-name="P1" draw:layer="layout" svg:width="0.551cm" svg:height="0.812cm" svg:x="6.076cm" svg:y="3.0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2cm" svg:height="0.349cm" svg:x="6.111cm" svg:y="4.0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2" draw:layer="layout" svg:x1="6.975cm" svg:y1="3.452cm" svg:x2="8.479cm" svg:y2="2.53cm">
          <text:p/>
        </draw:line>
        <draw:line draw:style-name="gr7" draw:text-style-name="P2" draw:layer="layout" svg:x1="2.288cm" svg:y1="3.394cm" svg:x2="8.36cm" svg:y2="2.036cm">
          <text:p/>
        </draw:line>
        <draw:custom-shape draw:style-name="gr8" draw:text-style-name="P4" draw:layer="layout" svg:width="3.33cm" svg:height="0.768cm" svg:x="8.296cm" svg:y="1.867cm">
          <text:p text:style-name="P3"><text:span text:style-name="T1">Pull down cap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835cm" svg:height="4.035cm" svg:x="0.815cm" svg:y="4.135cm">
          <text:p/>
          <draw:enhanced-geometry svg:viewBox="0 0 1550 915" draw:type="non-primitive" draw:enhanced-path="M 0 3  C 74 3 149 4 210 9  C 271 14 321 0 368 36  C 415 72 467 156 492 226  C 517 296 509 368 518 455  C 527 542 528 679 545 750  C 562 821 574 855 623 882  C 672 909 779 913 839 914  C 899 915 946 904 984 888  C 1022 872 1049 853 1069 816  C 1089 779 1094 759 1102 665  C 1110 571 1104 355 1115 252  C 1126 149 1145 87 1168 49  C 1191 11 1196 19 1253 22  C 1310 25 1468 59 1509 68  C 1550 77 1503 74 1502 75  N"/>
        </draw:custom-shape>
        <draw:custom-shape draw:style-name="gr10" draw:text-style-name="P4" draw:layer="layout" svg:width="2.31cm" svg:height="0.768cm" svg:x="3.496cm" svg:y="4.951cm">
          <text:p text:style-name="P3"><text:span text:style-name="T1">Fuse wire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.168cm" svg:y1="2.84cm" svg:x2="1.168cm" svg:y2="3.841cm">
          <text:p/>
        </draw:line>
        <draw:line draw:style-name="gr11" draw:text-style-name="P2" draw:layer="layout" svg:x1="5.768cm" svg:y1="2.841cm" svg:x2="5.768cm" svg:y2="3.8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msArrowEnd_20_5" draw:display-name="msArrowEnd 5" svg:viewBox="0 0 210 210" svg:d="m105 0 105 210h-210z"/>
    <draw:marker draw:name="msArrowOpenEnd_20_5" draw:display-name="msArrowOpenEnd 5" svg:viewBox="0 0 315 315" svg:d="m157 0 158 286-48 29-110-202-110 202-47-2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6T23:33:55</meta:creation-date>
    <dc:creator>Jussi Eloranta</dc:creator>
    <dc:date>2007-04-06T23:39:28</dc:date>
    <dc:language>en-US</dc:language>
    <meta:editing-cycles>4</meta:editing-cycles>
    <meta:editing-duration>PT5M33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